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color="#ba131a" draw:marker-start="Arrow_20_concave" draw:fill="none" draw:textarea-vertical-align="middle"/>
    </style:style>
    <style:style style:name="gr3" style:family="graphic" style:parent-style-name="objectwithoutfill">
      <style:graphic-properties svg:stroke-color="#00a65d" draw:marker-start="Arrow_20_concave" draw:fill="none" draw:textarea-vertical-align="middle"/>
    </style:style>
    <style:style style:name="gr4" style:family="graphic" style:parent-style-name="objectwithoutfill">
      <style:graphic-properties svg:stroke-color="#0066b3" draw:marker-start="Arrow_20_concave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93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  <style:text-properties fo:color="#ce181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ce181e" fo:font-size="12pt"/>
    </style:style>
    <style:style style:name="P5" style:family="paragraph">
      <loext:graphic-properties draw:fill="none" draw:fill-color="#ffffff"/>
      <style:text-properties fo:color="#ce181e" fo:font-size="12pt"/>
    </style:style>
    <style:style style:name="P6" style:family="paragraph">
      <style:text-properties fo:color="#00a65d" fo:font-size="12pt"/>
    </style:style>
    <style:style style:name="P7" style:family="paragraph">
      <loext:graphic-properties draw:fill="none" draw:fill-color="#ffffff"/>
      <style:text-properties fo:color="#00a65d" fo:font-size="12pt"/>
    </style:style>
    <style:style style:name="P8" style:family="paragraph">
      <style:text-properties fo:color="#0066b3" fo:font-size="12pt"/>
    </style:style>
    <style:style style:name="P9" style:family="paragraph">
      <loext:graphic-properties draw:fill="none" draw:fill-color="#ffffff"/>
      <style:text-properties fo:color="#0066b3" fo:font-size="12pt"/>
    </style:style>
    <style:style style:name="T1" style:family="text">
      <style:text-properties fo:color="#ccccc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6cm" svg:height="0.962cm" svg:x="-0.23cm" svg:y="1.64cm">
          <draw:text-box>
            <text:p><text:span text:style-name="T1">...XYZ XYZ</text:span> XYZ X<text:span text:style-name="T1">YZ XYZ...</text:span></text:p>
          </draw:text-box>
        </draw:frame>
        <draw:path draw:style-name="gr2" draw:text-style-name="P2" draw:layer="layout" svg:width="0.293cm" svg:height="0.411cm" draw:transform="rotate (-1.21300383013606) translate (3.92399763137282cm 1.59611230210715cm)" svg:viewBox="0 0 294 412" svg:d="M294 0c-535 0-176 412-176 412">
          <text:p/>
        </draw:path>
        <draw:path draw:style-name="gr3" draw:text-style-name="P3" draw:layer="layout" svg:width="0.3cm" svg:height="0.413cm" draw:transform="skewX (0.0130899693899575) rotate (-1.91864044671737) translate (4.462cm 2.39440743373616cm)" svg:viewBox="0 0 301 414" svg:d="M0 0c550 0 178 414 178 414">
          <text:p/>
        </draw:path>
        <draw:path draw:style-name="gr4" draw:text-style-name="P3" draw:layer="layout" svg:width="0.302cm" svg:height="0.492cm" draw:transform="skewX (0.138230076757951) rotate (-1.1400490674027) translate (4.84453735455521cm 1.59640213884193cm)" svg:viewBox="0 0 303 493" svg:d="M303 0c-552 1-181 493-181 493">
          <text:p/>
        </draw:path>
        <draw:frame draw:style-name="gr5" draw:text-style-name="P5" draw:layer="layout" svg:width="3.716cm" svg:height="1.043cm" svg:x="1.413cm" svg:y="0.997cm">
          <draw:text-box>
            <text:p text:style-name="P4">De <text:span text:style-name="T2">X</text:span> vers <text:span text:style-name="T2">Y</text:span></text:p>
          </draw:text-box>
        </draw:frame>
        <draw:frame draw:style-name="gr5" draw:text-style-name="P7" draw:layer="layout" svg:width="3.716cm" svg:height="1.043cm" svg:x="3.029cm" svg:y="2.557cm">
          <draw:text-box>
            <text:p text:style-name="P6">De <text:span text:style-name="T2">Y</text:span> vers <text:span text:style-name="T2">Z</text:span></text:p>
          </draw:text-box>
        </draw:frame>
        <draw:frame draw:style-name="gr5" draw:text-style-name="P9" draw:layer="layout" svg:width="3.716cm" svg:height="1.043cm" svg:x="4.527cm" svg:y="0.973cm">
          <draw:text-box>
            <text:p text:style-name="P8">De <text:span text:style-name="T2">Z</text:span> vers <text:span text:style-name="T2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8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1T17:03:41.928235403</meta:creation-date>
    <dc:date>2022-01-19T10:19:53.606130207</dc:date>
    <meta:editing-duration>P1DT45M19S</meta:editing-duration>
    <meta:editing-cycles>34</meta:editing-cycles>
    <meta:generator>LibreOffice/6.0.7.3$Linux_X86_64 LibreOffice_project/00m0$Build-3</meta:generator>
    <meta:document-statistic meta:object-count="7"/>
  </office:meta>
</office:document-meta>
</file>